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dash" draw:stroke-dash="Dashed_20__28_screen_29__20__28_variable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cm" svg:height="2cm" svg:x="2cm" svg:y="2.5cm">
          <text:p text:style-name="P1"><text:span text:style-name="T1">Mode 1</text:span></text:p>
        </draw:rect>
        <draw:rect draw:style-name="gr1" draw:text-style-name="P1" draw:id="id2" draw:layer="layout" svg:width="6cm" svg:height="2cm" svg:x="13cm" svg:y="2.5cm">
          <text:p text:style-name="P1"><text:span text:style-name="T1">Program Section 1</text:span></text:p>
        </draw:rect>
        <draw:rect draw:style-name="gr2" draw:text-style-name="P1" draw:id="id3" draw:layer="layout" svg:width="6cm" svg:height="2cm" svg:x="2cm" svg:y="7.5cm">
          <text:p text:style-name="P1"><text:span text:style-name="T1">Value</text:span></text:p>
        </draw:rect>
        <draw:rect draw:style-name="gr2" draw:text-style-name="P1" draw:id="id4" draw:layer="layout" svg:width="6cm" svg:height="2cm" svg:x="13cm" svg:y="7.5cm">
          <text:p text:style-name="P1"><text:span text:style-name="T1">Value</text:span></text:p>
        </draw:rect>
        <draw:rect draw:style-name="gr1" draw:text-style-name="P1" draw:id="id5" draw:layer="layout" svg:width="6cm" svg:height="2cm" svg:x="2cm" svg:y="12.5cm">
          <text:p text:style-name="P1"><text:span text:style-name="T1">Mode 2</text:span></text:p>
        </draw:rect>
        <draw:rect draw:style-name="gr1" draw:text-style-name="P1" draw:id="id6" draw:layer="layout" svg:width="6cm" svg:height="2cm" svg:x="13cm" svg:y="12.5cm">
          <text:p text:style-name="P1"><text:span text:style-name="T1">Program Section 2</text:span></text:p>
        </draw:rect>
        <draw:connector draw:style-name="gr3" draw:text-style-name="P2" draw:layer="layout" svg:x1="8cm" svg:y1="3.5cm" svg:x2="13cm" svg:y2="3.5cm" draw:start-shape="id1" draw:start-glue-point="1" draw:end-shape="id2" draw:end-glue-point="3" svg:d="m8000 3500h5000">
          <text:p/>
        </draw:connector>
        <draw:connector draw:style-name="gr3" draw:text-style-name="P2" draw:layer="layout" svg:x1="5cm" svg:y1="4.5cm" svg:x2="5cm" svg:y2="7.5cm" draw:start-shape="id1" draw:start-glue-point="2" draw:end-shape="id3" draw:end-glue-point="0" svg:d="m5000 4500v3000">
          <text:p/>
        </draw:connector>
        <draw:connector draw:style-name="gr3" draw:text-style-name="P2" draw:layer="layout" svg:x1="16cm" svg:y1="4.5cm" svg:x2="16cm" svg:y2="7.5cm" draw:start-shape="id2" draw:start-glue-point="2" draw:end-shape="id4" draw:end-glue-point="0" svg:d="m16000 4500v3000">
          <text:p/>
        </draw:connector>
        <draw:connector draw:style-name="gr3" draw:text-style-name="P2" draw:layer="layout" svg:x1="5cm" svg:y1="9.5cm" svg:x2="5cm" svg:y2="12.5cm" draw:start-shape="id3" draw:start-glue-point="2" draw:end-shape="id5" draw:end-glue-point="0" svg:d="m5000 9500v3000">
          <text:p/>
        </draw:connector>
        <draw:connector draw:style-name="gr3" draw:text-style-name="P2" draw:layer="layout" svg:x1="16cm" svg:y1="9.5cm" svg:x2="16cm" svg:y2="12.5cm" draw:start-shape="id4" draw:start-glue-point="2" draw:end-shape="id6" draw:end-glue-point="0" svg:d="m16000 9500v3000">
          <text:p/>
        </draw:connector>
        <draw:connector draw:style-name="gr3" draw:text-style-name="P2" draw:layer="layout" svg:x1="8cm" svg:y1="8.5cm" svg:x2="13cm" svg:y2="8.5cm" draw:start-shape="id3" draw:start-glue-point="1" draw:end-shape="id4" draw:end-glue-point="3" svg:d="m8000 8500h5000">
          <text:p/>
        </draw:connector>
        <draw:connector draw:style-name="gr3" draw:text-style-name="P2" draw:layer="layout" svg:x1="8cm" svg:y1="13.5cm" svg:x2="13cm" svg:y2="13.5cm" draw:start-shape="id5" draw:start-glue-point="1" draw:end-shape="id6" draw:end-glue-point="3" svg:d="m8000 13500h5000">
          <text:p/>
        </draw:connector>
        <draw:rect draw:style-name="gr2" draw:text-style-name="P1" draw:id="id7" draw:layer="layout" svg:width="6cm" svg:height="2cm" svg:x="2cm" svg:y="17.5cm">
          <text:p text:style-name="P1"><text:span text:style-name="T1">Value</text:span></text:p>
        </draw:rect>
        <draw:rect draw:style-name="gr2" draw:text-style-name="P1" draw:id="id8" draw:layer="layout" svg:width="6cm" svg:height="2cm" svg:x="13cm" svg:y="17.5cm">
          <text:p text:style-name="P1"><text:span text:style-name="T1">Value</text:span></text:p>
        </draw:rect>
        <draw:connector draw:style-name="gr3" draw:text-style-name="P2" draw:layer="layout" svg:x1="8cm" svg:y1="18.5cm" svg:x2="13cm" svg:y2="18.5cm" draw:start-shape="id7" draw:start-glue-point="1" draw:end-shape="id8" draw:end-glue-point="3" svg:d="m8000 18500h5000">
          <text:p/>
        </draw:connector>
        <draw:connector draw:style-name="gr3" draw:text-style-name="P2" draw:layer="layout" svg:x1="5cm" svg:y1="14.5cm" svg:x2="5cm" svg:y2="17.5cm" draw:start-shape="id5" draw:start-glue-point="2" draw:end-shape="id7" draw:end-glue-point="0" svg:d="m5000 14500v3000">
          <text:p/>
        </draw:connector>
        <draw:connector draw:style-name="gr3" draw:text-style-name="P2" draw:layer="layout" svg:x1="16cm" svg:y1="14.5cm" svg:x2="16cm" svg:y2="17.5cm" draw:start-shape="id6" draw:start-glue-point="2" draw:end-shape="id8" draw:end-glue-point="0" svg:d="m16000 14500v3000">
          <text:p/>
        </draw:connector>
        <draw:frame draw:style-name="gr4" draw:layer="layout" svg:width="0.599cm" svg:height="0.786cm" svg:x="5.401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99cm" svg:height="0.786cm" svg:x="5.401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4cm" svg:height="1cm" svg:x="8.5cm" svg:y="2.5cm">
          <draw:text-box>
            <text:p>Compilation</text:p>
          </draw:text-box>
        </draw:frame>
        <draw:frame draw:style-name="gr5" draw:layer="layout" svg:width="4cm" svg:height="1cm" svg:x="8.5cm" svg:y="12.5cm">
          <draw:text-box>
            <text:p>Compilation</text:p>
          </draw:text-box>
        </draw:frame>
        <draw:frame draw:style-name="gr5" draw:layer="layout" svg:width="4cm" svg:height="1cm" svg:x="16cm" svg:y="5.5cm">
          <draw:text-box>
            <text:p>Execution</text:p>
          </draw:text-box>
        </draw:frame>
        <draw:frame draw:style-name="gr5" draw:layer="layout" svg:width="4cm" svg:height="1cm" svg:x="16cm" svg:y="15.5cm">
          <draw:text-box>
            <text:p>Execution</text:p>
          </draw:text-box>
        </draw:frame>
        <draw:frame draw:style-name="gr5" draw:layer="layout" svg:width="3.5cm" svg:height="1cm" svg:x="5.066cm" svg:y="10.327cm">
          <draw:text-box>
            <text:p>Transition</text:p>
          </draw:text-box>
        </draw:frame>
        <draw:frame draw:style-name="gr5" draw:layer="layout" svg:width="3.5cm" svg:height="1cm" svg:x="16.066cm" svg:y="10.327cm">
          <draw:text-box>
            <text:p>Execution</text:p>
          </draw:text-box>
        </draw:frame>
        <draw:line draw:style-name="gr6" draw:text-style-name="P2" draw:layer="layout" svg:x1="5cm" svg:y1="19.5cm" svg:x2="5cm" svg:y2="25cm">
          <text:p/>
        </draw:line>
        <draw:line draw:style-name="gr6" draw:text-style-name="P2" draw:layer="layout" svg:x1="16cm" svg:y1="19.5cm" svg:x2="16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screen_29__20__28_variable_29_" draw:display-name="Dashed (screen) (variable)" draw:style="rect" draw:dots1="1" draw:dots1-length="197%" draw:distance="337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7-17T16:05:31.26</meta:creation-date>
    <dc:date>2009-07-17T16:24:01.18</dc:date>
    <dc:creator>FanFan Huang</dc:creator>
    <meta:editing-duration>PT00H18M29S</meta:editing-duration>
    <meta:editing-cycles>3</meta:editing-cycles>
    <meta:generator>OpenOffice.org/3.1$Win32 OpenOffice.org_project/310m11$Build-9399</meta:generator>
    <meta:document-statistic meta:object-count="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